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style:font-name="Arial" fo:font-size="18pt" style:font-size-asian="18pt" style:font-size-complex="18pt"/>
    </style:style>
    <style:style style:name="P3" style:family="paragraph" style:parent-style-name="Standard">
      <style:text-properties style:font-name="Arial" fo:font-size="9pt" style:font-size-asian="9pt" style:font-size-complex="9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e Himmelslaterne </text:p>
      <text:p text:style-name="P2"/>
      <text:p text:style-name="P1">Kleiner Bär kuschelt sich gemütlich in seine Decke. Seine Mama erzählt ihm eine Gutenachtgeschichte.</text:p>
      <text:p text:style-name="P1">„Es war einmal“, beginnt sie, „ein kleiner Indianer, der war klug und mutig. Nur in der Nacht, da hatte er Angst, denn er fürchtete sich vor der Dunkelheit. Eines Abends, als es schon dämmerte, traf der kleine Indianer in der Nähe seines Dorfes einen Adler, der sich in einem Dornenbusch verfangen hatte. Der kleine Indianer hatte Mitleid mit dem Tier und befreite es aus dem Busch.</text:p>
      <text:p text:style-name="P1"/>
      <text:p text:style-name="P1">Da fing der Adler an zu sprechen. „Ich danke dir, dass du mich gerettet hast. Sag mir: Was wünschst du dir am meisten?“ <text:s/>Da antwortete der kleine Indianer: „Am meisten wünsche ich mir Licht, damit ich mich nicht mehr im Dunkeln fürchten muss.“ Da breitete der Adler seine Schwingen aus und flog auf zum Himmel. Der kleine Indianer sah dem Adler nach, der immer kleiner und kleiner wurde, bis er gar nicht mehr zu sehen war. </text:p>
      <text:p text:style-name="P1"/>
      <text:p text:style-name="P1">In diesem Moment löste sich ein Stern vom Himmel. In großem Bogen flog der Stern hinunter zur Erde. Er zog einen goldenen Schweif hinter sich her und landete genau vor den Füßen des kleinen Indianers. Der kleine Indianer nahm einen Stock und hängte den Stern daran auf. Nun hatte er eine wunderschöne Laterne, die alles ringsum in warmes goldenes Licht tauchte. Der kleine Indianer war glücklich. Denn von nun an brauchte er niemals mehr Angst in der Dunkelheit zu haben.“ <text:s/>„Das war aber eine schöne Geschichte“, murmelt Kleiner Bär. Und im nächsten Augenblick ist er auch schon eingeschlafe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Die Himmelslateme und 66 andere kleine Vorlesegeschichten,2007 Loewe Verlag GmbH,Bindlach, Lizenzausgabe für VgV Kinderland GmbH,Garbsen 2008,Umschlagillustration:Regine Altegoer, printed in Slove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6T21:40:46.05</meta:creation-date>
    <dc:date>2020-11-19T12:42:15.02</dc:date>
    <meta:editing-duration>PT15M40S</meta:editing-duration>
    <meta:editing-cycles>2</meta:editing-cycles>
    <meta:generator>OpenOffice/4.0.1$Win32 OpenOffice.org_project/401m5$Build-9714</meta:generator>
    <meta:document-statistic meta:table-count="0" meta:image-count="0" meta:object-count="0" meta:page-count="1" meta:paragraph-count="6" meta:word-count="277" meta:character-count="1718"/>
    <dc:creator>Klaus Sievers</dc:creator>
  </office:meta>
</office:document-meta>
</file>